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2f97" officeooo:paragraph-rsid="00162f97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2f97" officeooo:paragraph-rsid="00162f97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modicifations</text:p>
      <text:p text:style-name="P1"/>
      <text:list xml:id="list278364228" text:style-name="L1">
        <text:list-item>
          <text:p text:style-name="P2">On a choisi le design pattern Patron de Méthode</text:p>
        </text:list-item>
        <text:list-item>
          <text:p text:style-name="P2">On a touché beaucoup au code pour mutualiser les similitudes des méthodess</text:p>
        </text:list-item>
        <text:list-item>
          <text:p text:style-name="P2">On a refait de zéro le modèle de conception logiciel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16:02:07.879000000</meta:creation-date>
    <dc:date>2022-03-26T16:08:57.435000000</dc:date>
    <meta:editing-duration>PT6M49S</meta:editing-duration>
    <meta:editing-cycles>1</meta:editing-cycles>
    <meta:document-statistic meta:table-count="0" meta:image-count="0" meta:object-count="0" meta:page-count="1" meta:paragraph-count="4" meta:word-count="36" meta:character-count="193" meta:non-whitespace-character-count="164"/>
    <meta:generator>LibreOffice/7.3.1.3$Windows_X86_64 LibreOffice_project/a69ca51ded25f3eefd52d7bf9a5fad8c90b87951</meta:generator>
  </office:meta>
</office:document-meta>
</file>